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11mm"/>
    </style:style>
    <style:style style:name="co2" style:family="table-column">
      <style:table-column-properties fo:break-before="auto" style:column-width="35.95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33.0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Uzbekistan</text:p>
          </table:table-cell>
          <table:table-cell office:value-type="float" office:value="33469203" calcext:value-type="float">
            <text:p>33469203</text:p>
          </table:table-cell>
          <table:table-cell office:value-type="string" calcext:value-type="string">
            <text:p>Central Asi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azakhstan</text:p>
          </table:table-cell>
          <table:table-cell office:value-type="float" office:value="18776707" calcext:value-type="float">
            <text:p>18776707</text:p>
          </table:table-cell>
          <table:table-cell office:value-type="string" calcext:value-type="string">
            <text:p>Central Asia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ajikistan</text:p>
          </table:table-cell>
          <table:table-cell office:value-type="float" office:value="9537645" calcext:value-type="float">
            <text:p>9537645</text:p>
          </table:table-cell>
          <table:table-cell office:value-type="string" calcext:value-type="string">
            <text:p>Central Asi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yrgyzstan</text:p>
          </table:table-cell>
          <table:table-cell office:value-type="float" office:value="6524195" calcext:value-type="float">
            <text:p>6524195</text:p>
          </table:table-cell>
          <table:table-cell office:value-type="string" calcext:value-type="string">
            <text:p>Central Asia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urkmenistan</text:p>
          </table:table-cell>
          <table:table-cell office:value-type="float" office:value="6031200" calcext:value-type="float">
            <text:p>6031200</text:p>
          </table:table-cell>
          <table:table-cell office:value-type="string" calcext:value-type="string">
            <text:p>Central Asi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ina</text:p>
          </table:table-cell>
          <table:table-cell office:value-type="float" office:value="1439323776" calcext:value-type="float">
            <text:p>1439323776</text:p>
          </table:table-cell>
          <table:table-cell office:value-type="string" calcext:value-type="string">
            <text:p>Eastern Asi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apan</text:p>
          </table:table-cell>
          <table:table-cell office:value-type="float" office:value="126476461" calcext:value-type="float">
            <text:p>126476461</text:p>
          </table:table-cell>
          <table:table-cell office:value-type="string" calcext:value-type="string">
            <text:p>Eastern Asi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outh Korea</text:p>
          </table:table-cell>
          <table:table-cell office:value-type="float" office:value="51269185" calcext:value-type="float">
            <text:p>51269185</text:p>
          </table:table-cell>
          <table:table-cell office:value-type="string" calcext:value-type="string">
            <text:p>Eastern Asi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orth Korea</text:p>
          </table:table-cell>
          <table:table-cell office:value-type="float" office:value="25778816" calcext:value-type="float">
            <text:p>25778816</text:p>
          </table:table-cell>
          <table:table-cell office:value-type="string" calcext:value-type="string">
            <text:p>Eastern Asia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ongolia</text:p>
          </table:table-cell>
          <table:table-cell office:value-type="float" office:value="3278290" calcext:value-type="float">
            <text:p>3278290</text:p>
          </table:table-cell>
          <table:table-cell office:value-type="string" calcext:value-type="string">
            <text:p>Eastern Asi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donesia</text:p>
          </table:table-cell>
          <table:table-cell office:value-type="float" office:value="273523615" calcext:value-type="float">
            <text:p>273523615</text:p>
          </table:table-cell>
          <table:table-cell office:value-type="string" calcext:value-type="string">
            <text:p>South-Eastern Asi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hilippines</text:p>
          </table:table-cell>
          <table:table-cell office:value-type="float" office:value="109581078" calcext:value-type="float">
            <text:p>109581078</text:p>
          </table:table-cell>
          <table:table-cell office:value-type="string" calcext:value-type="string">
            <text:p>South-Eastern Asi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ietnam</text:p>
          </table:table-cell>
          <table:table-cell office:value-type="float" office:value="97338579" calcext:value-type="float">
            <text:p>97338579</text:p>
          </table:table-cell>
          <table:table-cell office:value-type="string" calcext:value-type="string">
            <text:p>South-Eastern Asi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hailand</text:p>
          </table:table-cell>
          <table:table-cell office:value-type="float" office:value="69799978" calcext:value-type="float">
            <text:p>69799978</text:p>
          </table:table-cell>
          <table:table-cell office:value-type="string" calcext:value-type="string">
            <text:p>South-Eastern Asi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yanmar</text:p>
          </table:table-cell>
          <table:table-cell office:value-type="float" office:value="54409800" calcext:value-type="float">
            <text:p>54409800</text:p>
          </table:table-cell>
          <table:table-cell office:value-type="string" calcext:value-type="string">
            <text:p>South-Eastern Asi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laysia</text:p>
          </table:table-cell>
          <table:table-cell office:value-type="float" office:value="32365999" calcext:value-type="float">
            <text:p>32365999</text:p>
          </table:table-cell>
          <table:table-cell office:value-type="string" calcext:value-type="string">
            <text:p>South-Eastern Asia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ambodia</text:p>
          </table:table-cell>
          <table:table-cell office:value-type="float" office:value="16718965" calcext:value-type="float">
            <text:p>16718965</text:p>
          </table:table-cell>
          <table:table-cell office:value-type="string" calcext:value-type="string">
            <text:p>South-Eastern Asia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aos</text:p>
          </table:table-cell>
          <table:table-cell office:value-type="float" office:value="7275560" calcext:value-type="float">
            <text:p>7275560</text:p>
          </table:table-cell>
          <table:table-cell office:value-type="string" calcext:value-type="string">
            <text:p>South-Eastern Asia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ingapore</text:p>
          </table:table-cell>
          <table:table-cell office:value-type="float" office:value="5850342" calcext:value-type="float">
            <text:p>5850342</text:p>
          </table:table-cell>
          <table:table-cell office:value-type="string" calcext:value-type="string">
            <text:p>South-Eastern Asia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imor-Leste</text:p>
          </table:table-cell>
          <table:table-cell office:value-type="float" office:value="1318445" calcext:value-type="float">
            <text:p>1318445</text:p>
          </table:table-cell>
          <table:table-cell office:value-type="string" calcext:value-type="string">
            <text:p>South-Eastern Asia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runei </text:p>
          </table:table-cell>
          <table:table-cell office:value-type="float" office:value="437479" calcext:value-type="float">
            <text:p>437479</text:p>
          </table:table-cell>
          <table:table-cell office:value-type="string" calcext:value-type="string">
            <text:p>South-Eastern Asi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dia</text:p>
          </table:table-cell>
          <table:table-cell office:value-type="float" office:value="1380004385" calcext:value-type="float">
            <text:p>1380004385</text:p>
          </table:table-cell>
          <table:table-cell office:value-type="string" calcext:value-type="string">
            <text:p>Southern Asi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kistan</text:p>
          </table:table-cell>
          <table:table-cell office:value-type="float" office:value="220892340" calcext:value-type="float">
            <text:p>220892340</text:p>
          </table:table-cell>
          <table:table-cell office:value-type="string" calcext:value-type="string">
            <text:p>Southern Asi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ngladesh</text:p>
          </table:table-cell>
          <table:table-cell office:value-type="float" office:value="164689383" calcext:value-type="float">
            <text:p>164689383</text:p>
          </table:table-cell>
          <table:table-cell office:value-type="string" calcext:value-type="string">
            <text:p>Southern Asi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ran</text:p>
          </table:table-cell>
          <table:table-cell office:value-type="float" office:value="83992949" calcext:value-type="float">
            <text:p>83992949</text:p>
          </table:table-cell>
          <table:table-cell office:value-type="string" calcext:value-type="string">
            <text:p>Southern Asi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fghanistan</text:p>
          </table:table-cell>
          <table:table-cell office:value-type="float" office:value="38928346" calcext:value-type="float">
            <text:p>38928346</text:p>
          </table:table-cell>
          <table:table-cell office:value-type="string" calcext:value-type="string">
            <text:p>Southern Asi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epal</text:p>
          </table:table-cell>
          <table:table-cell office:value-type="float" office:value="29136808" calcext:value-type="float">
            <text:p>29136808</text:p>
          </table:table-cell>
          <table:table-cell office:value-type="string" calcext:value-type="string">
            <text:p>Southern Asi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ri Lanka</text:p>
          </table:table-cell>
          <table:table-cell office:value-type="float" office:value="21413249" calcext:value-type="float">
            <text:p>21413249</text:p>
          </table:table-cell>
          <table:table-cell office:value-type="string" calcext:value-type="string">
            <text:p>Southern Asia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Bhutan</text:p>
          </table:table-cell>
          <table:table-cell office:value-type="float" office:value="771608" calcext:value-type="float">
            <text:p>771608</text:p>
          </table:table-cell>
          <table:table-cell office:value-type="string" calcext:value-type="string">
            <text:p>Southern Asia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aldives</text:p>
          </table:table-cell>
          <table:table-cell office:value-type="float" office:value="540544" calcext:value-type="float">
            <text:p>540544</text:p>
          </table:table-cell>
          <table:table-cell office:value-type="string" calcext:value-type="string">
            <text:p>Southern Asi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urkey</text:p>
          </table:table-cell>
          <table:table-cell office:value-type="float" office:value="84339067" calcext:value-type="float">
            <text:p>84339067</text:p>
          </table:table-cell>
          <table:table-cell office:value-type="string" calcext:value-type="string">
            <text:p>Western Asi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raq</text:p>
          </table:table-cell>
          <table:table-cell office:value-type="float" office:value="40222493" calcext:value-type="float">
            <text:p>40222493</text:p>
          </table:table-cell>
          <table:table-cell office:value-type="string" calcext:value-type="string">
            <text:p>Western Asi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audi Arabia</text:p>
          </table:table-cell>
          <table:table-cell office:value-type="float" office:value="34813871" calcext:value-type="float">
            <text:p>34813871</text:p>
          </table:table-cell>
          <table:table-cell office:value-type="string" calcext:value-type="string">
            <text:p>Western Asi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Yemen</text:p>
          </table:table-cell>
          <table:table-cell office:value-type="float" office:value="29825964" calcext:value-type="float">
            <text:p>29825964</text:p>
          </table:table-cell>
          <table:table-cell office:value-type="string" calcext:value-type="string">
            <text:p>Western Asi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yria</text:p>
          </table:table-cell>
          <table:table-cell office:value-type="float" office:value="17500658" calcext:value-type="float">
            <text:p>17500658</text:p>
          </table:table-cell>
          <table:table-cell office:value-type="string" calcext:value-type="string">
            <text:p>Western Asi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Jordan</text:p>
          </table:table-cell>
          <table:table-cell office:value-type="float" office:value="10203134" calcext:value-type="float">
            <text:p>10203134</text:p>
          </table:table-cell>
          <table:table-cell office:value-type="string" calcext:value-type="string">
            <text:p>Western Asia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zerbaijan</text:p>
          </table:table-cell>
          <table:table-cell office:value-type="float" office:value="10139177" calcext:value-type="float">
            <text:p>10139177</text:p>
          </table:table-cell>
          <table:table-cell office:value-type="string" calcext:value-type="string">
            <text:p>Western Asia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United Arab Emirates</text:p>
          </table:table-cell>
          <table:table-cell office:value-type="float" office:value="9890402" calcext:value-type="float">
            <text:p>9890402</text:p>
          </table:table-cell>
          <table:table-cell office:value-type="string" calcext:value-type="string">
            <text:p>Western Asia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srael</text:p>
          </table:table-cell>
          <table:table-cell office:value-type="float" office:value="8655535" calcext:value-type="float">
            <text:p>8655535</text:p>
          </table:table-cell>
          <table:table-cell office:value-type="string" calcext:value-type="string">
            <text:p>Western Asia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ebanon</text:p>
          </table:table-cell>
          <table:table-cell office:value-type="float" office:value="6825445" calcext:value-type="float">
            <text:p>6825445</text:p>
          </table:table-cell>
          <table:table-cell office:value-type="string" calcext:value-type="string">
            <text:p>Western Asia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Oman</text:p>
          </table:table-cell>
          <table:table-cell office:value-type="float" office:value="5106626" calcext:value-type="float">
            <text:p>5106626</text:p>
          </table:table-cell>
          <table:table-cell office:value-type="string" calcext:value-type="string">
            <text:p>Western Asia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tate of Palestine</text:p>
          </table:table-cell>
          <table:table-cell office:value-type="float" office:value="5101414" calcext:value-type="float">
            <text:p>5101414</text:p>
          </table:table-cell>
          <table:table-cell office:value-type="string" calcext:value-type="string">
            <text:p>Western Asia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uwait</text:p>
          </table:table-cell>
          <table:table-cell office:value-type="float" office:value="4270571" calcext:value-type="float">
            <text:p>4270571</text:p>
          </table:table-cell>
          <table:table-cell office:value-type="string" calcext:value-type="string">
            <text:p>Western Asia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eorgia</text:p>
          </table:table-cell>
          <table:table-cell office:value-type="float" office:value="3989167" calcext:value-type="float">
            <text:p>3989167</text:p>
          </table:table-cell>
          <table:table-cell office:value-type="string" calcext:value-type="string">
            <text:p>Western Asia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rmenia</text:p>
          </table:table-cell>
          <table:table-cell office:value-type="float" office:value="2963243" calcext:value-type="float">
            <text:p>2963243</text:p>
          </table:table-cell>
          <table:table-cell office:value-type="string" calcext:value-type="string">
            <text:p>Western Asia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Qatar</text:p>
          </table:table-cell>
          <table:table-cell office:value-type="float" office:value="2881053" calcext:value-type="float">
            <text:p>2881053</text:p>
          </table:table-cell>
          <table:table-cell office:value-type="string" calcext:value-type="string">
            <text:p>Western Asia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ahrain</text:p>
          </table:table-cell>
          <table:table-cell office:value-type="float" office:value="1701575" calcext:value-type="float">
            <text:p>1701575</text:p>
          </table:table-cell>
          <table:table-cell office:value-type="string" calcext:value-type="string">
            <text:p>Western Asia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yprus</text:p>
          </table:table-cell>
          <table:table-cell office:value-type="float" office:value="1207359" calcext:value-type="float">
            <text:p>1207359</text:p>
          </table:table-cell>
          <table:table-cell office:value-type="string" calcext:value-type="string">
            <text:p>Western Asia</text:p>
          </table:table-cell>
        </table:table-row>
      </table:table>
      <table:named-expressions/>
      <table:database-ranges>
        <table:database-range table:name="__Anonymous_Sheet_DB__0" table:target-range-address="Sheet1.A1:Sheet1.D48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05T10:54:32.138789915</meta:creation-date>
    <dc:date>2023-01-05T11:28:09.022010113</dc:date>
    <meta:editing-duration>PT23M26S</meta:editing-duration>
    <meta:editing-cycles>1</meta:editing-cycles>
    <meta:document-statistic meta:table-count="1" meta:cell-count="192" meta:object-count="0"/>
    <meta:generator>LibreOffice/6.0.7.3$Linux_X86_64 LibreOffice_project/00m0$Build-3</meta:generator>
  </office:meta>
</office:document-meta>
</file>